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ff8000" draw:marker-start-width="0.321cm" draw:marker-end-width="0.321cm" draw:fill-color="#ffb66c" draw:textarea-horizontal-align="justify" draw:textarea-vertical-align="middle" draw:auto-grow-height="false" fo:min-height="24.545cm" fo:min-width="27.677cm" fo:padding-top="0.165cm" fo:padding-bottom="0.165cm" fo:padding-left="0.29cm" fo:padding-right="0.29cm"/>
    </style:style>
    <style:style style:name="gr2" style:family="graphic" style:parent-style-name="standard">
      <style:graphic-properties svg:stroke-color="#81d41a" draw:fill-color="#afd095" draw:textarea-horizontal-align="justify" draw:textarea-vertical-align="middle" draw:auto-grow-height="false" fo:min-height="1.02cm" fo:min-width="27.757cm"/>
      <style:paragraph-properties style:writing-mode="lr-tb"/>
    </style:style>
    <style:style style:name="gr3" style:family="graphic" style:parent-style-name="standard">
      <style:graphic-properties svg:stroke-color="#55308d" draw:fill-color="#a1467e" draw:textarea-horizontal-align="justify" draw:textarea-vertical-align="middle" draw:auto-grow-height="false" fo:min-height="1.02cm" fo:min-width="27.757cm"/>
      <style:paragraph-properties style:writing-mode="lr-tb"/>
    </style:style>
    <style:style style:name="gr4" style:family="graphic" style:parent-style-name="standard">
      <style:graphic-properties svg:stroke-color="#e6e905" draw:fill-color="#ffffa6" draw:textarea-horizontal-align="justify" draw:textarea-vertical-align="middle" draw:auto-grow-height="false" fo:min-height="0.385cm" fo:min-width="2.992cm"/>
      <style:paragraph-properties style:writing-mode="lr-tb"/>
    </style:style>
    <style:style style:name="gr5" style:family="graphic" style:parent-style-name="standard">
      <style:graphic-properties svg:stroke-color="#e6e905" draw:fill-color="#ffffa6" draw:textarea-horizontal-align="justify" draw:textarea-vertical-align="middle" draw:auto-grow-height="false" fo:min-height="0.385cm" fo:min-width="8.39cm"/>
      <style:paragraph-properties style:writing-mode="lr-tb"/>
    </style:style>
    <style:style style:name="gr6" style:family="graphic" style:parent-style-name="standard">
      <style:graphic-properties svg:stroke-color="#e6e905" draw:fill-color="#ffffa6" draw:textarea-horizontal-align="justify" draw:textarea-vertical-align="middle" draw:auto-grow-height="false" fo:min-height="0.385cm" fo:min-width="1.088cm"/>
      <style:paragraph-properties style:writing-mode="lr-tb"/>
    </style:style>
    <style:style style:name="gr7" style:family="graphic" style:parent-style-name="standard">
      <style:graphic-properties svg:stroke-color="#f10d0c" draw:fill-color="#ff6d6d" draw:textarea-horizontal-align="justify" draw:textarea-vertical-align="middle" draw:auto-grow-height="false" fo:min-height="16.688cm" fo:min-width="17.28cm"/>
    </style:style>
    <style:style style:name="gr8" style:family="graphic" style:parent-style-name="standard">
      <style:graphic-properties svg:stroke-color="#127622" draw:fill-color="#158466" draw:textarea-horizontal-align="justify" draw:textarea-vertical-align="middle" draw:auto-grow-height="false" fo:min-height="1.02cm" fo:min-width="27.757cm"/>
      <style:paragraph-properties style:writing-mode="lr-tb"/>
    </style:style>
    <style:style style:name="gr9" style:family="graphic" style:parent-style-name="standard">
      <style:graphic-properties svg:stroke-color="#3b160e" draw:fill-color="#813709" draw:textarea-horizontal-align="justify" draw:textarea-vertical-align="middle" draw:auto-grow-height="false" fo:min-height="13.72cm" fo:min-width="3.31cm"/>
      <style:paragraph-properties style:writing-mode="lr-tb"/>
    </style:style>
    <style:style style:name="gr10" style:family="graphic" style:parent-style-name="standard">
      <style:graphic-properties svg:stroke-color="#2a6099" draw:fill-color="#729fcf" draw:textarea-horizontal-align="justify" draw:textarea-vertical-align="middle" draw:auto-grow-height="false" fo:min-height="1.655cm" fo:min-width="1.723cm"/>
      <style:paragraph-properties style:writing-mode="lr-tb"/>
    </style:style>
    <style:style style:name="gr11" style:family="graphic" style:parent-style-name="standard">
      <style:graphic-properties svg:stroke-color="#650953" draw:fill-color="#ec9ba4" draw:textarea-horizontal-align="justify" draw:textarea-vertical-align="middle" draw:auto-grow-height="false" fo:min-height="0.385cm" fo:min-width="17.28cm"/>
      <style:paragraph-properties style:writing-mode="lr-tb"/>
    </style:style>
    <style:style style:name="gr12" style:family="graphic" style:parent-style-name="standard">
      <style:graphic-properties svg:stroke-color="#780373" draw:fill-color="#ffa6a6" draw:textarea-horizontal-align="justify" draw:textarea-vertical-align="middle" draw:auto-grow-height="false" fo:min-height="0.703cm" fo:min-width="17.28cm"/>
      <style:paragraph-properties style:writing-mode="lr-tb"/>
    </style:style>
    <style:style style:name="gr13" style:family="graphic" style:parent-style-name="standard" style:list-style-name="L1">
      <style:graphic-properties svg:stroke-color="#780373" draw:fill-color="#ffa6a6" draw:textarea-horizontal-align="justify" draw:textarea-vertical-align="middle" draw:auto-grow-height="false" fo:min-height="0.703cm" fo:min-width="17.28cm"/>
      <style:paragraph-properties style:writing-mode="lr-tb"/>
    </style:style>
    <style:style style:name="gr14" style:family="graphic" style:parent-style-name="standard">
      <style:graphic-properties svg:stroke-color="#ea7500" draw:fill-color="#ffb66c" draw:textarea-horizontal-align="justify" draw:textarea-vertical-align="middle" draw:auto-grow-height="false" fo:min-height="2.4cm" fo:min-width="2.675cm"/>
      <style:paragraph-properties style:writing-mode="lr-tb"/>
    </style:style>
    <style:style style:name="gr15" style:family="graphic" style:parent-style-name="standard">
      <style:graphic-properties svg:stroke-color="#ea7500" draw:fill-color="#ffb66c" draw:textarea-horizontal-align="justify" draw:textarea-vertical-align="middle" draw:auto-grow-height="false" fo:min-height="2.4cm" fo:min-width="13.152cm"/>
    </style:style>
    <style:style style:name="gr16" style:family="graphic" style:parent-style-name="standard">
      <style:graphic-properties svg:stroke-color="#00a933" draw:fill-color="#afd095" draw:textarea-horizontal-align="justify" draw:textarea-vertical-align="middle" draw:auto-grow-height="false" fo:min-height="1.973cm" fo:min-width="1.405cm"/>
      <style:paragraph-properties style:writing-mode="lr-tb"/>
    </style:style>
    <style:style style:name="gr17" style:family="graphic" style:parent-style-name="standard">
      <style:graphic-properties svg:stroke-color="#00a933" draw:fill-color="#afd095" draw:textarea-horizontal-align="justify" draw:textarea-vertical-align="middle" draw:auto-grow-height="false" fo:min-height="1.973cm" fo:min-width="1.405cm"/>
    </style:style>
    <style:style style:name="gr18" style:family="graphic" style:parent-style-name="standard">
      <style:graphic-properties svg:stroke-color="#2a6099" draw:fill-color="#729fcf" draw:textarea-horizontal-align="justify" draw:textarea-vertical-align="middle" draw:auto-grow-height="false" fo:min-height="0.703cm" fo:min-width="5.532cm"/>
      <style:paragraph-properties style:writing-mode="lr-tb"/>
    </style:style>
    <style:style style:name="gr19" style:family="graphic" style:parent-style-name="standard">
      <style:graphic-properties svg:stroke-color="#2a6099" draw:fill-color="#729fcf" draw:textarea-horizontal-align="justify" draw:textarea-vertical-align="middle" draw:auto-grow-height="false" fo:min-height="0.703cm" fo:min-width="5.533cm"/>
      <style:paragraph-properties style:writing-mode="lr-tb"/>
    </style:style>
    <style:style style:name="gr20" style:family="graphic" style:parent-style-name="standard">
      <style:graphic-properties svg:stroke-color="#2a6099" draw:fill-color="#729fcf" draw:textarea-horizontal-align="justify" draw:textarea-vertical-align="middle" draw:auto-grow-height="false" fo:min-height="0.703cm" fo:min-width="5.215cm"/>
      <style:paragraph-properties style:writing-mode="lr-tb"/>
    </style:style>
    <style:style style:name="gr21" style:family="graphic" style:parent-style-name="objectwithoutfill">
      <style:graphic-properties draw:marker-end="Arrowheads_20_2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23" style:family="graphic" style:parent-style-name="standard">
      <style:graphic-properties svg:stroke-color="#ea7500" draw:fill-color="#ffb66c" draw:textarea-horizontal-align="justify" draw:textarea-vertical-align="middle" draw:auto-grow-height="false" fo:min-height="4.622cm" fo:min-width="2.675cm"/>
    </style:style>
    <style:style style:name="gr24" style:family="graphic" style:parent-style-name="standard">
      <style:graphic-properties svg:stroke-color="#ea7500" draw:fill-color="#ffb66c" draw:textarea-horizontal-align="justify" draw:textarea-vertical-align="middle" draw:auto-grow-height="false" fo:min-height="2.082cm" fo:min-width="2.675cm"/>
    </style:style>
    <style:style style:name="gr25" style:family="graphic" style:parent-style-name="standard">
      <style:graphic-properties svg:stroke-color="#ea7500" draw:fill-color="#ffb66c" draw:textarea-horizontal-align="justify" draw:textarea-vertical-align="middle" draw:auto-grow-height="false" fo:min-height="4.622cm" fo:min-width="13.152cm"/>
    </style:style>
    <style:style style:name="gr26" style:family="graphic" style:parent-style-name="standard">
      <style:graphic-properties svg:stroke-color="#ea7500" draw:fill-color="#ffb66c" draw:textarea-horizontal-align="justify" draw:textarea-vertical-align="middle" draw:auto-grow-height="false" fo:min-height="2.082cm" fo:min-width="13.152cm"/>
    </style:style>
    <style:style style:name="gr27" style:family="graphic" style:parent-style-name="standard" style:list-style-name="L1">
      <style:graphic-properties svg:stroke-color="#780373" draw:fill-color="#ffa6a6" draw:textarea-horizontal-align="justify" draw:textarea-vertical-align="middle" draw:auto-grow-height="false" fo:min-height="0.703cm" fo:min-width="17.28cm"/>
      <style:paragraph-properties style:writing-mode="lr-tb"/>
    </style:style>
    <style:style style:name="gr28" style:family="graphic" style:parent-style-name="standard">
      <style:graphic-properties svg:stroke-color="#800080" draw:fill-color="#8d1d75" draw:textarea-horizontal-align="justify" draw:textarea-vertical-align="middle" draw:auto-grow-height="false" fo:min-height="2.607cm" fo:min-width="27.758cm"/>
    </style:style>
    <style:style style:name="gr29" style:family="graphic" style:parent-style-name="standard">
      <style:graphic-properties svg:stroke-color="#2a6099" draw:fill-color="#729fcf" draw:textarea-horizontal-align="justify" draw:textarea-vertical-align="middle" draw:auto-grow-height="false" fo:min-height="2.607cm" fo:min-width="17.28cm"/>
    </style:style>
    <style:style style:name="gr30" style:family="graphic" style:parent-style-name="standard">
      <style:graphic-properties svg:stroke-color="#e6e905" draw:fill-color="#ffffa6" draw:textarea-horizontal-align="justify" draw:textarea-vertical-align="middle" draw:auto-grow-height="false" fo:min-height="0.703cm" fo:min-width="2.357cm"/>
      <style:paragraph-properties style:writing-mode="lr-tb"/>
    </style:style>
    <style:style style:name="gr31" style:family="graphic" style:parent-style-name="standard">
      <style:graphic-properties svg:stroke-color="#e6e905" draw:fill-color="#ffffa6" draw:textarea-horizontal-align="justify" draw:textarea-vertical-align="middle" draw:auto-grow-height="false" fo:min-height="1.973cm" fo:min-width="2.04cm"/>
      <style:paragraph-properties style:writing-mode="lr-tb"/>
    </style:style>
    <style:style style:name="gr32" style:family="graphic" style:parent-style-name="standard">
      <style:graphic-properties svg:stroke-color="#e6e905" draw:fill-color="#ffffa6" draw:textarea-horizontal-align="justify" draw:textarea-vertical-align="middle" draw:auto-grow-height="false" fo:min-height="1.973cm" fo:min-width="2.039cm"/>
      <style:paragraph-properties style:writing-mode="lr-tb"/>
    </style:style>
    <style:style style:name="gr33" style:family="graphic" style:parent-style-name="standard">
      <style:graphic-properties svg:stroke-color="#e6e905" draw:fill-color="#ffffa6" draw:textarea-horizontal-align="justify" draw:textarea-vertical-align="middle" draw:auto-grow-height="false" fo:min-height="0.385cm" fo:min-width="1.723cm"/>
      <style:paragraph-properties style:writing-mode="lr-tb"/>
    </style:style>
    <style:style style:name="gr34" style:family="graphic" style:parent-style-name="standard">
      <style:graphic-properties svg:stroke-color="#000000" draw:fill-color="#333333" draw:textarea-horizontal-align="justify" draw:textarea-vertical-align="middle" draw:auto-grow-height="false" fo:min-height="0.702cm" fo:min-width="0.452cm"/>
    </style:style>
    <style:style style:name="gr35" style:family="graphic" style:parent-style-name="standard">
      <style:graphic-properties svg:stroke-color="#4e102d" draw:fill-color="#8e86ae" draw:textarea-horizontal-align="justify" draw:textarea-vertical-align="middle" draw:auto-grow-height="false" fo:min-height="0.703cm" fo:min-width="1.723cm"/>
      <style:paragraph-properties style:writing-mode="lr-tb"/>
    </style:style>
    <style:style style:name="gr36" style:family="graphic" style:parent-style-name="standard">
      <style:graphic-properties svg:stroke-color="#4e102d" draw:fill-color="#8e86ae" draw:textarea-horizontal-align="justify" draw:textarea-vertical-align="middle" draw:auto-grow-height="false" fo:min-height="4.513cm" fo:min-width="1.723cm"/>
      <style:paragraph-properties style:writing-mode="lr-tb"/>
    </style:style>
    <style:style style:name="gr37" style:family="graphic" style:parent-style-name="standard">
      <style:graphic-properties svg:stroke-color="#127622" draw:fill-color="#d4ea6b" draw:textarea-horizontal-align="justify" draw:textarea-vertical-align="middle" draw:auto-grow-height="false" fo:min-height="0.385cm" fo:min-width="2.04cm"/>
      <style:paragraph-properties style:writing-mode="lr-tb"/>
    </style:style>
    <style:style style:name="gr38" style:family="graphic" style:parent-style-name="standard">
      <style:graphic-properties svg:stroke-color="#127622" draw:fill-color="#d4ea6b" draw:textarea-horizontal-align="justify" draw:textarea-vertical-align="middle" draw:auto-grow-height="false" fo:min-height="0.385cm" fo:min-width="2.04cm"/>
    </style:style>
    <style:style style:name="gr39" style:family="graphic" style:parent-style-name="objectwithoutfill">
      <style:graphic-properties svg:stroke-color="#127622" draw:marker-end="Arrowheads_20_3" draw:marker-end-width="0.3cm" draw:fill="none" draw:fill-color="#d4ea6b" draw:textarea-vertical-align="middle"/>
    </style:style>
    <style:style style:name="gr40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41" style:family="graphic" style:parent-style-name="objectwithoutfill">
      <style:graphic-properties draw:marker-end="Arrowheads_20_4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43" style:family="graphic" style:parent-style-name="standard">
      <style:graphic-properties svg:stroke-color="#00a933" draw:fill-color="#afd095" draw:textarea-horizontal-align="justify" draw:textarea-vertical-align="middle" draw:auto-grow-height="false" fo:min-height="13.829cm" fo:min-width="10.93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1.973cm" fo:min-width="3.627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7.053cm" fo:min-width="8.073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1.972cm" fo:min-width="10.29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fo:min-height="16.354cm"/>
      <style:paragraph-properties style:writing-mode="lr-tb"/>
    </style:style>
    <style:style style:name="P1" style:family="paragraph">
      <loext:graphic-properties draw:fill-color="#ffb66c"/>
      <style:paragraph-properties fo:text-align="center"/>
    </style:style>
    <style:style style:name="P2" style:family="paragraph">
      <style:paragraph-properties fo:text-align="center" style:writing-mode="lr-tb"/>
      <style:text-properties fo:font-size="6pt" style:font-size-asian="6pt" style:font-size-complex="6pt"/>
    </style:style>
    <style:style style:name="P3" style:family="paragraph">
      <loext:graphic-properties draw:fill-color="#afd095"/>
      <style:paragraph-properties fo:text-align="center" style:writing-mode="lr-tb"/>
      <style:text-properties fo:font-size="6pt" style:font-size-asian="6pt" style:font-size-complex="6pt"/>
    </style:style>
    <style:style style:name="P4" style:family="paragraph">
      <loext:graphic-properties draw:fill-color="#a1467e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loext:graphic-properties draw:fill-color="#ffffa6"/>
      <style:paragraph-properties fo:text-align="center" style:writing-mode="lr-tb"/>
      <style:text-properties fo:font-size="6pt" style:font-size-asian="6pt" style:font-size-complex="6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-color="#ffffa6"/>
      <style:paragraph-properties fo:text-align="center" style:writing-mode="lr-tb"/>
    </style:style>
    <style:style style:name="P8" style:family="paragraph">
      <loext:graphic-properties draw:fill-color="#ff6d6d"/>
      <style:paragraph-properties fo:text-align="center"/>
    </style:style>
    <style:style style:name="P9" style:family="paragraph">
      <loext:graphic-properties draw:fill-color="#158466"/>
      <style:paragraph-properties fo:text-align="center" style:writing-mode="lr-tb"/>
      <style:text-properties fo:font-size="6pt" style:font-size-asian="6pt" style:font-size-complex="6pt"/>
    </style:style>
    <style:style style:name="P10" style:family="paragraph">
      <loext:graphic-properties draw:fill-color="#813709"/>
      <style:paragraph-properties fo:text-align="center" style:writing-mode="lr-tb"/>
      <style:text-properties fo:font-size="6pt" style:font-size-asian="6pt" style:font-size-complex="6pt"/>
    </style:style>
    <style:style style:name="P11" style:family="paragraph">
      <loext:graphic-properties draw:fill-color="#729fcf"/>
      <style:paragraph-properties fo:text-align="center" style:writing-mode="lr-tb"/>
      <style:text-properties fo:font-size="6pt" style:font-size-asian="6pt" style:font-size-complex="6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6pt" style:font-size-complex="6pt"/>
    </style:style>
    <style:style style:name="P13" style:family="paragraph">
      <loext:graphic-properties draw:fill-color="#ec9ba4"/>
      <style:paragraph-properties fo:text-align="center" style:writing-mode="lr-tb"/>
      <style:text-properties fo:font-size="6pt" style:font-size-asian="6pt" style:font-size-complex="6pt"/>
    </style:style>
    <style:style style:name="P14" style:family="paragraph">
      <loext:graphic-properties draw:fill-color="#ffa6a6"/>
      <style:paragraph-properties fo:text-align="center" style:writing-mode="lr-tb"/>
      <style:text-properties fo:font-size="6pt" style:font-size-asian="6pt" style:font-size-complex="6pt"/>
    </style:style>
    <style:style style:name="P15" style:family="paragraph">
      <loext:graphic-properties draw:fill-color="#ffa6a6"/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ffb66c"/>
      <style:paragraph-properties fo:text-align="center" style:writing-mode="lr-tb"/>
      <style:text-properties fo:font-size="6pt" style:font-size-asian="6pt" style:font-size-complex="6pt"/>
    </style:style>
    <style:style style:name="P17" style:family="paragraph">
      <loext:graphic-properties draw:fill-color="#afd095"/>
      <style:paragraph-properties fo:text-align="center"/>
    </style:style>
    <style:style style:name="P18" style:family="paragraph">
      <loext:graphic-properties draw:fill-color="#729fcf"/>
      <style:paragraph-properties fo:text-align="center" style:writing-mode="lr-tb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21" style:family="paragraph">
      <loext:graphic-properties draw:fill-color="#8d1d75"/>
      <style:paragraph-properties fo:text-align="center"/>
    </style:style>
    <style:style style:name="P22" style:family="paragraph">
      <loext:graphic-properties draw:fill-color="#729fcf"/>
      <style:paragraph-properties fo:text-align="center"/>
    </style:style>
    <style:style style:name="P23" style:family="paragraph">
      <loext:graphic-properties draw:fill-color="#333333"/>
      <style:paragraph-properties fo:text-align="center"/>
    </style:style>
    <style:style style:name="P24" style:family="paragraph">
      <loext:graphic-properties draw:fill-color="#8e86ae"/>
      <style:paragraph-properties fo:text-align="center" style:writing-mode="lr-tb"/>
    </style:style>
    <style:style style:name="P25" style:family="paragraph">
      <loext:graphic-properties draw:fill-color="#d4ea6b"/>
      <style:paragraph-properties fo:text-align="center" style:writing-mode="lr-tb"/>
      <style:text-properties fo:font-size="6pt" style:font-size-asian="6pt" style:font-size-complex="6pt"/>
    </style:style>
    <style:style style:name="P26" style:family="paragraph">
      <loext:graphic-properties draw:fill-color="#d4ea6b"/>
      <style:paragraph-properties fo:text-align="center"/>
    </style:style>
    <style:style style:name="P27" style:family="paragraph">
      <loext:graphic-properties draw:fill="none" draw:fill-color="#d4ea6b"/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257cm" svg:height="24.875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.257cm" svg:height="1.27cm" svg:x="1cm" svg:y="1cm">
          <text:p text:style-name="P2"><text:span text:style-name="T1"><text:s text:c="99"/></text:span><text:span text:style-name="T1"><text:s text:c="3"/></text:span><text:span text:style-name="T1">TopNav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8.257cm" svg:height="1.27cm" svg:x="1cm" svg:y="2.27cm">
          <text:p text:style-name="P2"><text:span text:style-name="T1">MobileAppLinkContain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492cm" svg:height="0.635cm" svg:x="1.318cm" svg:y="1.317cm">
          <text:p text:style-name="P2"><text:span text:style-name="T1">LogoAndNam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8.89cm" svg:height="0.635cm" svg:x="8.302cm" svg:y="1.317cm">
          <text:p text:style-name="P2"><text:span text:style-name="T1">SearchBa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588cm" svg:height="0.635cm" svg:x="27.352cm" svg:y="1.317cm">
          <text:p text:style-name="P6"><text:span text:style-name="T1">NavItem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588cm" svg:height="0.635cm" svg:x="25.447cm" svg:y="1.317cm">
          <text:p text:style-name="P6"><text:span text:style-name="T1">NavItem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588cm" svg:height="0.635cm" svg:x="23.542cm" svg:y="1.317cm">
          <text:p text:style-name="P6"><text:span text:style-name="T1">NavItem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588cm" svg:height="0.635cm" svg:x="21.637cm" svg:y="1.317cm">
          <text:p text:style-name="P6"><text:span text:style-name="T1">NavItem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88cm" svg:height="0.635cm" svg:x="19.732cm" svg:y="1.317cm">
          <text:p text:style-name="P2"><text:span text:style-name="T1">NavItem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7.78cm" svg:height="16.938cm" svg:x="6.08cm" svg:y="5.4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8.257cm" svg:height="1.27cm" svg:x="1cm" svg:y="3.54cm">
          <text:p text:style-name="P2"><text:span text:style-name="T1">CalendarLinkConta</text:span><text:span text:style-name="T1">ine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3.81cm" svg:height="13.97cm" svg:x="25.447cm" svg:y="3.222cm">
          <text:p text:style-name="P2"><text:span text:style-name="T1">SideBar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223cm" svg:height="1.905cm" svg:x="26.4cm" svg:y="3.54cm">
          <text:p text:style-name="P2"><text:span text:style-name="T1">SideBarLink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223cm" svg:height="1.905cm" svg:x="26.399cm" svg:y="5.762cm">
          <text:p text:style-name="P12"><text:span text:style-name="T1">SideBarLink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223cm" svg:height="1.905cm" svg:x="26.4cm" svg:y="7.985cm">
          <text:p text:style-name="P12"><text:span text:style-name="T1">SideBarLink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7.78cm" svg:height="0.635cm" svg:x="6.08cm" svg:y="5.445cm">
          <text:p text:style-name="P2"><text:span text:style-name="T1">Titl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7.78cm" svg:height="0.953cm" svg:x="6.08cm" svg:y="7.349cm">
          <text:p text:style-name="P2"><text:span text:style-name="T1">MainYearS</text:span><text:span text:style-name="T1">electionBa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7.78cm" svg:height="0.953cm" svg:x="6.08cm" svg:y="8.62cm">
          <text:p text:style-name="P6"><text:span text:style-name="T1">MainMonthSelectionBar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3.175cm" svg:height="2.65cm" svg:x="6.401cm" svg:y="9.89cm">
          <text:p text:style-name="P2"><text:span text:style-name="T1">MainDate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3.652cm" svg:height="2.65cm" svg:x="9.89cm" svg:y="9.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905cm" svg:height="2.223cm" svg:x="10.207cm" svg:y="10.207cm">
          <text:p text:style-name="P2"><text:span text:style-name="T1">ListItem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1.905cm" svg:height="2.223cm" svg:x="12.43cm" svg:y="10.20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1.905cm" svg:height="2.223cm" svg:x="14.652cm" svg:y="10.20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1.905cm" svg:height="2.223cm" svg:x="16.875cm" svg:y="10.20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1.905cm" svg:height="2.223cm" svg:x="19.097cm" svg:y="10.20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1.905cm" svg:height="2.223cm" svg:x="21.32cm" svg:y="10.20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6.032cm" svg:height="0.953cm" svg:x="6.08cm" svg:y="6.08cm">
          <text:p text:style-name="P12"><text:span text:style-name="T2">MainContent</text:span><text:span text:style-name="T1">Link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6.033cm" svg:height="0.953cm" svg:x="17.827cm" svg:y="6.08cm">
          <text:p text:style-name="P6"><text:span text:style-name="T2">MainContent</text:span><text:span text:style-name="T1">Link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5.715cm" svg:height="0.953cm" svg:x="12.112cm" svg:y="6.08cm">
          <text:p text:style-name="P6"><text:span text:style-name="T2">MainContent</text:span><text:span text:style-name="T1">Link</text:span></text:p>
          <draw:enhanced-geometry svg:viewBox="0 0 21600 21600" draw:type="rectangle" draw:enhanced-path="M 0 0 L 21600 0 21600 21600 0 21600 0 0 Z N"/>
        </draw:custom-shape>
        <draw:line draw:style-name="gr21" draw:text-style-name="P19" draw:layer="layout" svg:x1="3.543cm" svg:y1="8.413cm" svg:x2="6.401cm" svg:y2="7.143cm">
          <text:p/>
        </draw:line>
        <draw:frame draw:style-name="gr22" draw:text-style-name="P20" draw:layer="layout" svg:width="1.905cm" svg:height="0.952cm" svg:x="1.956cm" svg:y="8.413cm">
          <draw:text-box>
            <text:p><text:span text:style-name="T1">MainConten</text:span><text:span text:style-name="T1">t</text:span></text:p>
          </draw:text-box>
        </draw:frame>
        <draw:custom-shape draw:style-name="gr23" draw:text-style-name="P1" draw:layer="layout" svg:width="3.175cm" svg:height="4.872cm" svg:x="6.401cm" svg:y="12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3.175cm" svg:height="2.332cm" svg:x="6.401cm" svg:y="17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13.652cm" svg:height="4.872cm" svg:x="9.893cm" svg:y="12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13.652cm" svg:height="2.332cm" svg:x="9.893cm" svg:y="17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1.905cm" svg:height="2.223cm" svg:x="10.21cm" svg:y="12.858cm">
          <text:p text:style-name="P2"><text:span text:style-name="T1">ListItem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1.905cm" svg:height="2.223cm" svg:x="12.433cm" svg:y="12.85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1.905cm" svg:height="2.223cm" svg:x="14.655cm" svg:y="12.85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1.905cm" svg:height="2.223cm" svg:x="16.878cm" svg:y="12.85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1.905cm" svg:height="2.223cm" svg:x="19.1cm" svg:y="12.85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1.905cm" svg:height="2.223cm" svg:x="21.323cm" svg:y="12.85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905cm" svg:height="2.223cm" svg:x="10.21cm" svg:y="15.397cm">
          <text:p text:style-name="P2"><text:span text:style-name="T1">ListItem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1.905cm" svg:height="2.223cm" svg:x="12.433cm" svg:y="15.39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1.905cm" svg:height="2.223cm" svg:x="14.655cm" svg:y="15.39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1.905cm" svg:height="2.223cm" svg:x="16.878cm" svg:y="15.39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1.905cm" svg:height="2.223cm" svg:x="19.1cm" svg:y="15.39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1.905cm" svg:height="2.223cm" svg:x="21.323cm" svg:y="15.39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905cm" svg:height="2.223cm" svg:x="10.211cm" svg:y="17.937cm">
          <text:p text:style-name="P2"><text:span text:style-name="T1">ListItem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1.905cm" svg:height="2.223cm" svg:x="12.434cm" svg:y="17.93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1.905cm" svg:height="2.223cm" svg:x="14.656cm" svg:y="17.93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1.905cm" svg:height="2.223cm" svg:x="16.879cm" svg:y="17.93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1.905cm" svg:height="2.223cm" svg:x="19.101cm" svg:y="17.93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1.905cm" svg:height="2.223cm" svg:x="21.324cm" svg:y="17.93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7.78cm" svg:height="0.953cm" svg:x="6.083cm" svg:y="20.477cm">
          <text:p text:style-name="P2"><text:span text:style-name="T1">MainYearSelectionBar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17.78cm" svg:height="0.953cm" svg:x="6.083cm" svg:y="21.43cm">
          <text:p text:style-name="P6"><text:span text:style-name="T1">MainMonthSelectionBar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28.258cm" svg:height="2.857cm" svg:x="1.003cm" svg:y="23.01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17.78cm" svg:height="2.857cm" svg:x="6.083cm" svg:y="23.0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2.857cm" svg:height="0.953cm" svg:x="6.718cm" svg:y="23.97cm">
          <text:p text:style-name="P2"><text:span text:style-name="T1">LogoAndName</text:span></text:p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2.54cm" svg:height="2.223cm" svg:x="9.893cm" svg:y="23.335cm">
          <text:p text:style-name="P2"><text:span text:style-name="T1">FooterListWithLinks</text:span></text:p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2.54cm" svg:height="2.223cm" svg:x="12.751cm" svg:y="23.335cm">
          <text:p text:style-name="P2"><text:span text:style-name="T1">FooterListWithLinks</text:span>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2.539cm" svg:height="2.223cm" svg:x="15.609cm" svg:y="23.335cm">
          <text:p text:style-name="P2"><text:span text:style-name="T1">FooterListWithLinks</text:span></text:p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2.54cm" svg:height="2.223cm" svg:x="18.466cm" svg:y="23.335cm">
          <text:p text:style-name="P2"><text:span text:style-name="T1">FooterListWithLinks</text:span></text:p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2.223cm" svg:height="0.635cm" svg:x="21.323cm" svg:y="24.288cm">
          <text:p text:style-name="P2"><text:span text:style-name="T1">SocialMedia</text:span></text:p>
          <text:p text:style-name="P2"><text:span text:style-name="T1">LinkIcon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952cm" svg:height="0.952cm" svg:x="27.674cm" svg:y="23.97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2.223cm" svg:height="0.953cm" svg:x="26.403cm" svg:y="10.635cm">
          <text:p text:style-name="P6"><text:span text:style-name="T1">SideYearSelectionBar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2.223cm" svg:height="4.763cm" svg:x="26.403cm" svg:y="11.905cm">
          <text:p text:style-name="P6"><text:span text:style-name="T1">SideMonthSelectionBar</text:span></text:p>
          <draw:enhanced-geometry svg:viewBox="0 0 21600 21600" draw:type="rectangle" draw:enhanced-path="M 0 0 L 21600 0 21600 21600 0 21600 0 0 Z N"/>
        </draw:custom-shape>
        <draw:custom-shape draw:style-name="gr37" draw:text-style-name="P25" draw:layer="layout" svg:width="2.54cm" svg:height="0.635cm" svg:x="6.718cm" svg:y="10.318cm">
          <text:p text:style-name="P2"><text:span text:style-name="T1">Main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6" draw:layer="layout" svg:width="2.54cm" svg:height="0.635cm" svg:x="6.718cm" svg:y="1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6" draw:layer="layout" svg:width="2.54cm" svg:height="0.635cm" svg:x="6.718cm" svg:y="18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27" draw:layer="layout" svg:x1="27.673cm" svg:y1="26.828cm" svg:x2="27.991cm" svg:y2="24.605cm">
          <text:p/>
        </draw:line>
        <draw:frame draw:style-name="gr40" draw:text-style-name="P20" draw:layer="layout" svg:width="2.223cm" svg:height="0.635cm" svg:x="25.768cm" svg:y="26.828cm">
          <draw:text-box>
            <text:p><text:span text:style-name="T1">ScrollBackT</text:span><text:span text:style-name="T1">oTop</text:span></text:p>
          </draw:text-box>
        </draw:frame>
        <draw:frame draw:style-name="gr40" draw:text-style-name="P20" draw:layer="layout" svg:width="1.905cm" svg:height="0.635cm" svg:x="2.908cm" svg:y="23.97cm">
          <draw:text-box>
            <text:p><text:span text:style-name="T1">Footer</text:span></text:p>
          </draw:text-box>
        </draw:frame>
        <draw:line draw:style-name="gr41" draw:text-style-name="P19" draw:layer="layout" svg:x1="25.768cm" svg:y1="19.525cm" svg:x2="23.375cm" svg:y2="15.08cm">
          <text:p/>
        </draw:line>
        <draw:frame draw:style-name="gr40" draw:text-style-name="P20" draw:layer="layout" svg:width="2.54cm" svg:height="0.635cm" svg:x="25.451cm" svg:y="19.525cm">
          <draw:text-box>
            <text:p><text:span text:style-name="T1">MainListCo</text:span><text:span text:style-name="T1">ntainer</text:span></text:p>
          </draw:text-box>
        </draw:frame>
        <draw:frame draw:style-name="gr42" draw:text-style-name="P20" draw:layer="layout" svg:width="2.858cm" svg:height="0.489cm" svg:x="6.718cm" svg:y="23.335cm">
          <draw:text-box>
            <text:p><text:span text:style-name="T1">FooterCent</text:span><text:span text:style-name="T1">erContainer</text:span></text:p>
          </draw:text-box>
        </draw:frame>
      </draw:page>
      <draw:page draw:name="page2" draw:style-name="dp1" draw:master-page-name="Default">
        <draw:custom-shape draw:style-name="gr43" draw:text-style-name="P3" draw:layer="layout" svg:width="11.43cm" svg:height="14.079cm" svg:x="2.273cm" svg:y="4.2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4.127cm" svg:height="2.223cm" svg:x="5.766cm" svg:y="4.92cm">
          <text:p text:style-name="P2"><text:span text:style-name="T1">PremiereOrReprint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8.573cm" svg:height="7.303cm" svg:x="3.543cm" svg:y="7.46cm">
          <text:p text:style-name="P2"><text:span text:style-name="T1">ItemImage</text:span>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10.795cm" svg:height="2.222cm" svg:x="2.591cm" svg:y="15.398cm">
          <text:p text:style-name="P2"><text:span text:style-name="T1">ItemName</text:span></text:p>
          <draw:enhanced-geometry svg:viewBox="0 0 21600 21600" draw:type="rectangle" draw:enhanced-path="M 0 0 L 21600 0 21600 21600 0 21600 0 0 Z N"/>
        </draw:custom-shape>
        <draw:frame draw:style-name="gr47" draw:text-style-name="P28" draw:layer="layout" svg:width="6.985cm" svg:height="0.962cm" svg:x="2.273cm" svg:y="3.015cm">
          <draw:text-box>
            <text:p>List item:</text:p>
          </draw:text-box>
        </draw:frame>
      </draw:page>
      <draw:page draw:name="page3" draw:style-name="dp1" draw:master-page-name="Default">
        <draw:frame draw:style-name="gr48" draw:text-style-name="P28" draw:layer="layout" svg:width="18.415cm" svg:height="16.67cm" svg:x="4.496cm" svg:y="2.063cm">
          <draw:text-box>
            <text:list text:style-name="L2">
              <text:list-item>
                <text:p>TopNavBar</text:p>
              </text:list-item>
            </text:list>
            <text:list text:style-name="L3">
              <text:list-item>
                <text:list>
                  <text:list-item>
                    <text:p>LogoAndName</text:p>
                  </text:list-item>
                  <text:list-item>
                    <text:p>SearchBar</text:p>
                  </text:list-item>
                  <text:list-item>
                    <text:p>NavItem</text:p>
                  </text:list-item>
                </text:list>
              </text:list-item>
            </text:list>
            <text:list text:style-name="L2">
              <text:list-item>
                <text:p>MobileAppLinkContainer</text:p>
              </text:list-item>
              <text:list-item>
                <text:p>CalendarLinkContainer</text:p>
              </text:list-item>
              <text:list-item>
                <text:p>SideBar</text:p>
              </text:list-item>
            </text:list>
            <text:list text:style-name="L3">
              <text:list-item>
                <text:list>
                  <text:list-item>
                    <text:p>SideBarLink</text:p>
                  </text:list-item>
                  <text:list-item>
                    <text:p text:style-name="P29">SideYearSelectionBar</text:p>
                  </text:list-item>
                  <text:list-item>
                    <text:p text:style-name="P29">SideMonthSelectionBar</text:p>
                  </text:list-item>
                </text:list>
              </text:list-item>
            </text:list>
            <text:list text:style-name="L2">
              <text:list-item>
                <text:p>MainContent</text:p>
              </text:list-item>
            </text:list>
            <text:list text:style-name="L3">
              <text:list-item>
                <text:list>
                  <text:list-item>
                    <text:p>Title</text:p>
                  </text:list-item>
                  <text:list-item>
                    <text:p>MainContentLink</text:p>
                  </text:list-item>
                  <text:list-item>
                    <text:p>MainYearSelectionBar</text:p>
                  </text:list-item>
                  <text:list-item>
                    <text:p text:style-name="P29">MainMonthSelectionBar</text:p>
                  </text:list-item>
                  <text:list-item>
                    <text:p text:style-name="P29">MainDateContainer</text:p>
                  </text:list-item>
                  <text:list-item>
                    <text:p text:style-name="P29">MainListContain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9">ListIte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Footer</text:p>
              </text:list-item>
            </text:list>
            <text:list text:style-name="L3">
              <text:list-item>
                <text:list>
                  <text:list-item>
                    <text:p text:style-name="P29"><text:span text:style-name="T3">F</text:span><text:span text:style-name="T3">o</text:span><text:span text:style-name="T3">o</text:span><text:span text:style-name="T3">t</text:span><text:span text:style-name="T3">e</text:span><text:span text:style-name="T3">r</text:span><text:span text:style-name="T3">C</text:span><text:span text:style-name="T3">e</text:span><text:span text:style-name="T3">n</text:span><text:span text:style-name="T3">t</text:span><text:span text:style-name="T3">e</text:span><text:span text:style-name="T3">r</text:span><text:span text:style-name="T3">C</text:span><text:span text:style-name="T3">o</text:span><text:span text:style-name="T3">n</text:span><text:span text:style-name="T3">t</text:span><text:span text:style-name="T3">a</text:span><text:span text:style-name="T3">i</text:span><text:span text:style-name="T3">n</text:span><text:span text:style-name="T3">e</text:span><text:span text:style-name="T3">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9"><text:span text:style-name="T3">F</text:span><text:span text:style-name="T3">o</text:span><text:span text:style-name="T3">o</text:span><text:span text:style-name="T3">t</text:span><text:span text:style-name="T3">e</text:span><text:span text:style-name="T3">r</text:span><text:span text:style-name="T3">L</text:span><text:span text:style-name="T3">i</text:span><text:span text:style-name="T3">s</text:span><text:span text:style-name="T3">t</text:span><text:span text:style-name="T3">W</text:span><text:span text:style-name="T3">i</text:span><text:span text:style-name="T3">t</text:span><text:span text:style-name="T3">h</text:span><text:span text:style-name="T3">L</text:span><text:span text:style-name="T3">i</text:span><text:span text:style-name="T3">n</text:span><text:span text:style-name="T3">k</text:span><text:span text:style-name="T3">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9"><text:span text:style-name="T3">S</text:span><text:span text:style-name="T3">c</text:span><text:span text:style-name="T3">r</text:span><text:span text:style-name="T3">o</text:span><text:span text:style-name="T3">l</text:span><text:span text:style-name="T3">l</text:span><text:span text:style-name="T3">B</text:span><text:span text:style-name="T3">a</text:span><text:span text:style-name="T3">c</text:span><text:span text:style-name="T3">k</text:span><text:span text:style-name="T3">T</text:span><text:span text:style-name="T3">o</text:span><text:span text:style-name="T3">T</text:span><text:span text:style-name="T3">o</text:span><text:span text:style-name="T3">p</text:span></text:p>
                    <text:p text:style-name="P29"><text:span text:style-name="T3"/></text:p>
                  </text:list-item>
                </text:list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58cm" fo:margin-bottom="0.991cm" fo:margin-left="0.05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7T11:02:12.755368232</meta:creation-date>
    <dc:date>2022-02-22T15:32:06.305584688</dc:date>
    <meta:editing-duration>PT8H9M1S</meta:editing-duration>
    <meta:editing-cycles>10</meta:editing-cycles>
    <meta:generator>LibreOffice/7.2.5.2.0$Linux_X86_64 LibreOffice_project/711f8d38e9451cd2fd39b6963d2a3fc166f04cb1</meta:generator>
    <meta:document-statistic meta:object-count="82"/>
  </office:meta>
</office:document-meta>
</file>